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ext_20_body">Perfecto. Basándonos en tu enfoque y evitando solapamientos, propongo la siguiente estructura para el laboratorio del <text:span text:style-name="Strong_20_Emphasis">Capítulo 8: </text:span><text:span text:style-name="Strong_20_Emphasis"><text:span text:style-name="Emphasis">La vida</text:span></text:span>. Este capítulo servirá como introducción conceptual al Acto 3, presentando a la vida como un sistema inteligente y preparando el terreno para el desarrollo técnico de los capítulos siguientes.</text:p>
      <text:p text:style-name="Horizontal_20_Line"/>
      <text:h text:style-name="Heading_20_2" text:outline-level="2">🧪 Capítulo 8 – Laboratorio</text:h>
      <text:h text:style-name="Heading_20_3" text:outline-level="3"><text:span text:style-name="Strong_20_Emphasis">La vida</text:span></text:h>
      <text:p text:style-name="Horizontal_20_Line"/>
      <text:h text:style-name="Heading_20_3" text:outline-level="3">1. <text:span text:style-name="Strong_20_Emphasis">Introducción – El misterio universal</text:span></text:h>
      <text:p text:style-name="Text_20_body">Breve planteo del enigma que rodea al fenómeno de la vida.<text:line-break/>Preguntas abiertas que generan intriga y conexión emocional: ¿Qué es la vida? ¿Por qué está aquí? ¿Es única? ¿Es inevitable?<text:line-break/>Se introduce al lector en la idea de que este capítulo no buscará una definición tradicional, sino una visión funcional y profunda.</text:p>
      <text:p text:style-name="Horizontal_20_Line"/>
      <text:h text:style-name="Heading_20_3" text:outline-level="3">2. <text:span text:style-name="Strong_20_Emphasis">La vida como una inteligencia invisible</text:span></text:h>
      <text:p text:style-name="Text_20_body">Aquí se presenta la <text:span text:style-name="Strong_20_Emphasis">visión central del capítulo</text:span>:</text:p>
      <text:p text:style-name="Quotations">La vida no es un conjunto de seres aislados, sino una <text:span text:style-name="Strong_20_Emphasis">única inteligencia</text:span>, que se manifiesta de múltiples formas en el universo.<text:line-break/>Es una criatura invisible, que <text:span text:style-name="Emphasis">piensa</text:span> a través de sus componentes, y cuya arquitectura es tan vasta como el cosmos mismo.</text:p>
      <text:p text:style-name="Text_20_body">Se puede introducir aquí (de forma narrativa y conceptual) el enfoque de la <text:span text:style-name="Strong_20_Emphasis">TEORÍA MÍSTICA</text:span>:</text:p>
      <text:list xml:id="list1074631739" text:style-name="L1">
        <text:list-item>
          <text:p text:style-name="P1">La vida como ser único, inteligente e inmortal.</text:p>
        </text:list-item>
        <text:list-item>
          <text:p text:style-name="P1">La vida como propiedad emergente de la materia.</text:p>
        </text:list-item>
        <text:list-item>
          <text:p text:style-name="P1">La vida como sistema que se autorreplica y evoluciona.</text:p>
        </text:list-item>
        <text:list-item>
          <text:p text:style-name="P1">La vida como un fenómeno inevitable, nacido del propio orden del universo.</text:p>
        </text:list-item>
      </text:list>
      <text:p text:style-name="Text_20_body">Este punto puede estar dividido en secciones breves que desarrollen cada idea de forma clara y evocadora.</text:p>
      <text:p text:style-name="Horizontal_20_Line"/>
      <text:h text:style-name="Heading_20_3" text:outline-level="3"><text:soft-page-break/>3. <text:span text:style-name="Strong_20_Emphasis">La vida como sistema inteligente</text:span></text:h>
      <text:p text:style-name="Text_20_body">Aquí comienza la transición hacia el enfoque <text:span text:style-name="Strong_20_Emphasis">lógico y funcional</text:span> que se explorará en el resto del acto.<text:line-break/>Se presenta a la vida como un <text:span text:style-name="Strong_20_Emphasis">sistema de procesamiento de información</text:span>, que resuelve problemas, se adapta, aprende, explora y se reproduce.</text:p>
      <text:p text:style-name="Text_20_body"><text:span text:style-name="Strong_20_Emphasis">Ideas clave:</text:span></text:p>
      <text:list xml:id="list3293537618" text:style-name="L2">
        <text:list-item>
          <text:p text:style-name="P2">La vida es una máquina lógica que opera con reglas simples pero resultados complejos.</text:p>
        </text:list-item>
        <text:list-item>
          <text:p text:style-name="P2">No necesita conciencia para ser inteligente.</text:p>
        </text:list-item>
        <text:list-item>
          <text:p text:style-name="P2">Su inteligencia surge de la combinación de sus elementos y del modo en que estos interactúan.</text:p>
        </text:list-item>
      </text:list>
      <text:p text:style-name="Horizontal_20_Line"/>
      <text:h text:style-name="Heading_20_3" text:outline-level="3">4. <text:span text:style-name="Strong_20_Emphasis">Los componentes fundamentales de la vida</text:span></text:h>
      <text:p text:style-name="Text_20_body">Breve mención (modo teaser) de los <text:span text:style-name="Strong_20_Emphasis">cuatro elementos funcionales</text:span> de la máquina vida, sin entrar en detalles aún:</text:p>
      <text:list xml:id="list1981022797" text:style-name="L3">
        <text:list-item>
          <text:p text:style-name="P3">El <text:span text:style-name="Strong_20_Emphasis">ADN</text:span> como memoria de datos (Cap. 9).</text:p>
        </text:list-item>
        <text:list-item>
          <text:p text:style-name="P3">La <text:span text:style-name="Strong_20_Emphasis">reproducción</text:span> como mecanismo de procesamiento (Cap. 10).</text:p>
        </text:list-item>
        <text:list-item>
          <text:p text:style-name="P3">Los <text:span text:style-name="Strong_20_Emphasis">individuos</text:span> como unidades operativas (Cap. 11).</text:p>
        </text:list-item>
        <text:list-item>
          <text:p text:style-name="P3">El <text:span text:style-name="Strong_20_Emphasis">ciclo de vida</text:span> como la rutina de ejecución (Cap. 12).</text:p>
        </text:list-item>
      </text:list>
      <text:p text:style-name="Text_20_body">Cada uno se presenta en una línea o dos, con una breve metáfora o imagen potente.<text:line-break/>Ejemplo:</text:p>
      <text:p text:style-name="Quotations">El ADN es el libro sagrado que cada individuo hereda.<text:line-break/>La reproducción es el acto de escribir nuevas versiones.<text:line-break/>El individuo es el escriba temporal.<text:line-break/>El ciclo de vida es el ritmo de esta danza universal.</text:p>
      <text:p text:style-name="Horizontal_20_Line"/>
      <text:h text:style-name="Heading_20_3" text:outline-level="3">5. <text:span text:style-name="Strong_20_Emphasis">Lo que está por venir – Una promesa</text:span></text:h>
      <text:p text:style-name="Text_20_body">Aquí se introduce <text:span text:style-name="Strong_20_Emphasis">suspenso y expectativa</text:span>:<text:line-break/>Se sugiere que, con estos pocos elementos, es posible crear una máquina capaz de resolver problemas complejos, explorar caminos, generar conocimiento.</text:p>
      <text:p text:style-name="Text_20_body">Frases como:</text:p>
      <text:p text:style-name="Quotations">¿Y si con estos cuatro elementos pudiéramos construir una mente?<text:line-break/>¿Y si la vida no fuera otra cosa que una red de pensamientos sin rostro, resolviendo problemas a lo largo del tiempo?</text:p>
      <text:p text:style-name="Text_20_body">Se cierra anunciando que los próximos capítulos desmenuzarán uno por uno estos elementos, hasta mostrar finalmente a la máquina funcionando.</text:p>
      <text:p text:style-name="Horizontal_20_Line"><text:soft-page-break/></text:p>
      <text:h text:style-name="Heading_20_3" text:outline-level="3">6. <text:span text:style-name="Strong_20_Emphasis">Cierre reflexivo</text:span></text:h>
      <text:p text:style-name="Text_20_body">Un párrafo final que invita a reflexionar:</text:p>
      <text:p text:style-name="Quotations">Tal vez la vida no sea un accidente.<text:line-break/>Tal vez siempre estuvo ahí, esperando las condiciones justas para despertar.<text:line-break/>Tal vez, comprenderla, sea la única forma de comprendernos a nosotros mismos.</text:p>
      <text:p text:style-name="Horizontal_20_Line"/>
      <text:p text:style-name="Text_20_body">¿Te gustaría que escribamos alguno de estos apartados en versión borrador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7T10:23:31.506000000</meta:creation-date>
    <dc:date>2025-07-07T10:25:02.546000000</dc:date>
    <meta:editing-duration>PT1M31S</meta:editing-duration>
    <meta:editing-cycles>1</meta:editing-cycles>
    <meta:document-statistic meta:table-count="0" meta:image-count="0" meta:object-count="0" meta:page-count="3" meta:paragraph-count="37" meta:word-count="588" meta:character-count="3531" meta:non-whitespace-character-count="2988"/>
    <meta:generator>LibreOffice/7.3.5.2$Windows_X86_64 LibreOffice_project/184fe81b8c8c30d8b5082578aee2fed2ea847c01</meta:generator>
  </office:meta>
</office:document-meta>
</file>